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2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8568" calcext:value-type="float">
            <text:p>97.5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6944" calcext:value-type="float">
            <text:p>96.7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86" calcext:value-type="float">
            <text:p>95.4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7992" calcext:value-type="float">
            <text:p>92.1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9832" calcext:value-type="float">
            <text:p>91.6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15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1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1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1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1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0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5208" calcext:value-type="float">
            <text:p>82.0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0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200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